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D4000001BD7A0B178984361D82.png" manifest:media-type="image/png"/>
  <manifest:file-entry manifest:full-path="Pictures/100002010000023500000156B84D04EB30FD431E.png" manifest:media-type="image/png"/>
  <manifest:file-entry manifest:full-path="Pictures/10000000000001F4000001786C30CEFE84539AAB.jpg" manifest:media-type="image/jpeg"/>
  <manifest:file-entry manifest:full-path="Pictures/100002010000035E0000023D0BBBF2ADF7755950.png" manifest:media-type="image/png"/>
  <manifest:file-entry manifest:full-path="Pictures/100002010000037A000001E1E5D225DF30B76FE0.png" manifest:media-type="image/png"/>
  <manifest:file-entry manifest:full-path="Pictures/100000000000032200000214680493D3B769F45B.png" manifest:media-type="image/png"/>
  <manifest:file-entry manifest:full-path="Pictures/100002010000036E00000213EF3F236E204FF070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adornments="Extra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image-name="firebirth" draw:fill-image-width="0cm" draw:fill-image-height="0cm" style:repeat="stretch" draw:fill-image-ref-point-x="32%" draw:fill-image-ref-point-y="0%" draw:fill-image-ref-point="bottom-right" draw:tile-repeat-offset="0% vertical" draw:textarea-horizontal-align="justify" draw:textarea-vertical-align="middle" draw:auto-grow-height="false" fo:min-height="2.25cm" fo:min-width="10.732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89cm"/>
    </style:style>
    <style:style style:name="gr5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firebirth" draw:fill-image-width="0cm" draw:fill-image-height="0cm" style:repeat="stretch" draw:fill-image-ref-point-x="32%" draw:fill-image-ref-point-y="0%" draw:fill-image-ref-point="bottom-right" draw:tile-repeat-offset="0% vertical"/>
      <style:paragraph-properties fo:text-align="center"/>
    </style:style>
    <style:style style:name="P3" style:family="paragraph">
      <style:text-properties fo:color="#000000" style:font-name="Cantarell Extra Bold" fo:font-size="66pt" fo:font-weight="800" fo:background-color="transparent" style:font-size-asian="24pt" style:font-size-complex="24pt" style:font-relief="embossed"/>
    </style:style>
    <style:style style:name="P4" style:family="paragraph">
      <loext:graphic-properties draw:fill="none" draw:fill-color="#ffffff"/>
      <style:text-properties fo:color="#000000" style:font-name="Cantarell Extra Bold" fo:font-size="66pt" fo:font-weight="800" fo:background-color="transparent" style:font-size-asian="24pt" style:font-size-complex="24pt" style:font-relief="embossed" style:text-overline-style="solid" style:text-overline-width="auto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Cantarell Extra Bold" fo:font-size="66pt" fo:font-weight="800" fo:background-color="transparent" style:font-size-asian="24pt" style:font-size-complex="24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draw:style-name="gr1" draw:layer="layout" svg:width="25.5cm" svg:height="13cm" svg:x="1cm" svg:y="5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28.017cm" svg:height="21cm" svg:x="-0.017cm" svg:y="0cm">
          <draw:image xlink:href="Pictures/100000000000032200000214680493D3B769F45B.png" xlink:type="simple" xlink:show="embed" xlink:actuate="onLoad" loext:mime-type="image/png">
            <text:p/>
          </draw:image>
        </draw:frame>
        <draw:custom-shape draw:style-name="gr3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922cm" svg:height="5.839cm" svg:x="17.272cm" svg:y="18.038cm">
          <draw:text-box>
            <text:p text:style-name="P3"><text:span text:style-name="T1">JuckFav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draw:style-name="gr1" draw:layer="layout" svg:width="25.5cm" svg:height="13cm" svg:x="1cm" svg:y="5.5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28.956cm" svg:height="21.254cm" svg:x="0cm" svg:y="-0.254cm">
          <draw:image xlink:href="Pictures/100002010000023500000156B84D04EB30FD431E.png" xlink:type="simple" xlink:show="embed" xlink:actuate="onLoad" loext:mime-type="image/png">
            <text:p/>
          </draw:image>
        </draw:frame>
        <draw:custom-shape draw:style-name="gr3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draw:style-name="gr2" draw:text-style-name="P1" draw:layer="layout" svg:width="28cm" svg:height="20.92cm" svg:x="0cm" svg:y="0.08cm">
          <draw:image xlink:href="Pictures/100002010000035E0000023D0BBBF2ADF7755950.png" xlink:type="simple" xlink:show="embed" xlink:actuate="onLoad" loext:mime-type="image/png">
            <text:p/>
          </draw:image>
        </draw:frame>
        <draw:custom-shape draw:style-name="gr3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922cm" svg:height="5.839cm" svg:x="17.272cm" svg:y="18.038cm">
          <draw:text-box>
            <text:p text:style-name="P3"><text:span text:style-name="T1">JuckFav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draw:style-name="gr2" draw:text-style-name="P1" draw:layer="layout" svg:width="28.194cm" svg:height="21cm" svg:x="0cm" svg:y="0cm">
          <draw:image xlink:href="Pictures/100002010000037A000001E1E5D225DF30B76FE0.png" xlink:type="simple" xlink:show="embed" xlink:actuate="onLoad" loext:mime-type="image/png">
            <text:p/>
          </draw:image>
        </draw:frame>
        <draw:custom-shape draw:style-name="gr3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draw:style-name="gr2" draw:text-style-name="P1" draw:layer="layout" svg:width="28.071cm" svg:height="21cm" svg:x="-0.071cm" svg:y="0cm">
          <draw:image xlink:href="Pictures/100002010000036E00000213EF3F236E204FF070.png" xlink:type="simple" xlink:show="embed" xlink:actuate="onLoad" loext:mime-type="image/png">
            <text:p/>
          </draw:image>
        </draw:frame>
        <draw:custom-shape draw:style-name="gr3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draw:style-name="gr2" draw:text-style-name="P1" draw:layer="layout" svg:width="28cm" svg:height="21cm" svg:x="0cm" svg:y="0cm">
          <draw:image xlink:href="Pictures/10000201000002D4000001BD7A0B178984361D82.png" xlink:type="simple" xlink:show="embed" xlink:actuate="onLoad" loext:mime-type="image/png">
            <text:p/>
          </draw:image>
        </draw:frame>
        <draw:custom-shape draw:style-name="gr3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adornments="Extra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firebirth" xlink:href="Pictures/10000000000001F4000001786C30CEFE84539AA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fo:background-color="#ff0000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0:05:21.881460333</meta:creation-date>
    <meta:editing-duration>PT41M37S</meta:editing-duration>
    <meta:editing-cycles>10</meta:editing-cycles>
    <meta:generator>LibreOffice/6.1.5.2$Linux_X86_64 LibreOffice_project/10$Build-2</meta:generator>
    <dc:title>Alizarin</dc:title>
    <dc:date>2019-02-19T01:07:34.846186806</dc:date>
    <meta:document-statistic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bar" chart:style-name="ch1">
        <chart:legend chart:legend-position="end" svg:x="23.291cm" svg:y="5.703cm" style:legend-expansion="high" chart:style-name="ch2"/>
        <chart:plot-area chart:style-name="ch3" chart:data-source-has-labels="both" svg:x="0.51cm" svg:y="0.26cm" svg:width="22.271cm" svg:height="12.481cm">
          <chartooo:coordinate-region svg:x="1.131cm" svg:y="0.459cm" svg:width="21.65cm" svg:height="11.63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bar" chart:style-name="ch1">
        <chart:legend chart:legend-position="end" svg:x="23.291cm" svg:y="5.703cm" style:legend-expansion="high" chart:style-name="ch2"/>
        <chart:plot-area chart:style-name="ch3" chart:data-source-has-labels="both" svg:x="0.51cm" svg:y="0.26cm" svg:width="22.271cm" svg:height="12.481cm">
          <chartooo:coordinate-region svg:x="1.131cm" svg:y="0.459cm" svg:width="21.65cm" svg:height="11.63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